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1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3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4" style:family="paragraph" style:parent-style-name="Standard">
      <style:paragraph-properties fo:margin-top="0.1945in" fo:margin-bottom="0.1945in" loext:contextual-spacing="false" fo:line-height="100%"/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6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P10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11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12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15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7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18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19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20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21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22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23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24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5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7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8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29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0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31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32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33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34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35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36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7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38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42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43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44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5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6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47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48" style:family="paragraph" style:parent-style-name="Standard" style:list-style-name="WWNum1">
      <style:paragraph-properties fo:margin-top="0in" fo:margin-bottom="0in" loext:contextual-spacing="false" fo:line-height="100%"/>
    </style:style>
    <style:style style:name="P49" style:family="paragraph" style:parent-style-name="Standard" style:list-style-name="WWNum3">
      <style:paragraph-properties fo:margin-top="0in" fo:margin-bottom="0in" loext:contextual-spacing="false" fo:line-height="100%"/>
    </style:style>
    <style:style style:name="P50" style:family="paragraph" style:parent-style-name="Standard" style:list-style-name="WWNum4">
      <style:paragraph-properties fo:margin-top="0in" fo:margin-bottom="0in" loext:contextual-spacing="false" fo:line-height="100%"/>
    </style:style>
    <style:style style:name="P51" style:family="paragraph" style:parent-style-name="Standard" style:list-style-name="WWNum9">
      <style:paragraph-properties fo:margin-top="0in" fo:margin-bottom="0in" loext:contextual-spacing="false" fo:line-height="100%"/>
    </style:style>
    <style:style style:name="P52" style:family="paragraph" style:parent-style-name="Standard" style:list-style-name="WWNum11">
      <style:paragraph-properties fo:margin-top="0in" fo:margin-bottom="0in" loext:contextual-spacing="false" fo:line-height="100%"/>
    </style:style>
    <style:style style:name="P53" style:family="paragraph" style:parent-style-name="Standard" style:list-style-name="WWNum14">
      <style:paragraph-properties fo:margin-top="0in" fo:margin-bottom="0in" loext:contextual-spacing="false" fo:line-height="100%"/>
    </style:style>
    <style:style style:name="P54" style:family="paragraph" style:parent-style-name="Standard" style:list-style-name="WWNum16">
      <style:paragraph-properties fo:margin-top="0in" fo:margin-bottom="0in" loext:contextual-spacing="false" fo:line-height="100%"/>
    </style:style>
    <style:style style:name="P55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6" style:family="paragraph" style:parent-style-name="Standard" style:list-style-name="WWNum17">
      <style:paragraph-properties fo:margin-top="0in" fo:margin-bottom="0in" loext:contextual-spacing="false" fo:line-height="100%"/>
    </style:style>
    <style:style style:name="P57" style:family="paragraph" style:parent-style-name="Standard" style:list-style-name="">
      <style:paragraph-properties fo:margin-top="0in" fo:margin-bottom="0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5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8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9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0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11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2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3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4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5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16" style:family="text">
      <style:text-properties style:font-name="Courier New1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17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8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19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0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21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22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3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4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E WAGON PRE-WORK</text:h>
      <text:h text:style-name="P24" text:outline-level="1">Python</text:h>
      <text:p text:style-name="P4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p>
      <text:h text:style-name="P26" text:outline-level="2">1. Introduction (~3 hours)</text:h>
      <text:p text:style-name="P5">Before you begin working on some code by yourself, take some time to read the following resources from the official Python 3 documentation and watch the following lecture:</text:p>
      <text:list xml:id="list3489201926" text:style-name="WWNum1">
        <text:list-item>
          <text:p text:style-name="P35"><text:span text:style-name="T17">📚</text:span><text:span text:style-name="T21"> Introduction - </text:span><text:a xlink:type="simple" xlink:href="https://docs.python.org/3/tutorial/introduction.html" text:style-name="Standard" text:visited-style-name="Standard"><text:span text:style-name="T22">Python 3 Documentation</text:span></text:a></text:p>
        </text:list-item>
        <text:list-item>
          <text:p text:style-name="P48"><text:span text:style-name="T9">📺</text:span><text:span text:style-name="T1"> Lecture (1h48 on Youtube) - </text:span><text:a xlink:type="simple" xlink:href="https://www.youtube.com/watch?v=fL308_-Kbt0" text:style-name="Standard" text:visited-style-name="Standard"><text:span text:style-name="T13">CS50 Lecture - Python</text:span></text:a></text:p>
        </text:list-item>
        <text:list-item>
          <text:p text:style-name="P11"><text:span text:style-name="T17">🗒</text:span><text:span text:style-name="T18"> Cheat Sheet - </text:span><text:a xlink:type="simple" xlink:href="https://gto76.github.io/python-cheatsheet/" text:style-name="Standard" text:visited-style-name="Standard"><text:span text:style-name="T19">A great cheat sheet on Python</text:span></text:a></text:p>
        </text:list-item>
      </text:list>
      <text:h text:style-name="P26" text:outline-level="2">2. Online editor (~1h)</text:h>
      <text:p text:style-name="P1"><text:span text:style-name="T18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19">Replit</text:span></text:a><text:span text:style-name="T18">.</text:span></text:p>
      <text:list xml:id="list1211916966" text:style-name="WWNum2">
        <text:list-item>
          <text:p text:style-name="P30"><text:span text:style-name="T18">Click </text:span><text:span text:style-name="T17">👉</text:span><text:span text:style-name="T18"> </text:span><text:a xlink:type="simple" xlink:href="https://repl.it/languages/python3" text:style-name="Standard" text:visited-style-name="Standard"><text:span text:style-name="T19">here</text:span></text:a><text:span text:style-name="T18"> </text:span><text:span text:style-name="T17">👈</text:span><text:span text:style-name="T18"> and type print("Hello world")in the text editor (in the middle) then click the </text:span><text:span text:style-name="T20">run</text:span><text:span text:style-name="T18"> </text:span><text:span text:style-name="T23">▶</text:span><text:span text:style-name="T24">️</text:span><text:span text:style-name="T18"> button. That’s it! You have a full environment to run Python code in your browser!</text:span></text:p>
        </text:list-item>
      </text:list>
      <text:h text:style-name="P26" text:outline-level="2">3. Automate the Boring Stuff with Python (~10h)</text:h>
      <text:p text:style-name="P1"><text:a xlink:type="simple" xlink:href="https://automatetheboringstuff.com/" text:style-name="Standard" text:visited-style-name="Standard"><text:span text:style-name="T13">Automate the Boring Stuff with Python</text:span></text:a><text:span text:style-name="T1">: This is a great course to start learning Python. Go from Chapter 0 (Introduction) to Chapter 11 (Debugging), skipping chapter 8 to 10 as we will use different libraries to interact with files (cf </text:span><text:span text:style-name="T16">pandas</text:span><text:span text:style-name="T1">)</text:span></text:p>
      <text:p text:style-name="P1"><text:span text:style-name="T1">You can </text:span><text:a xlink:type="simple" xlink:href="https://automatetheboringstuff.com/" text:style-name="Standard" text:visited-style-name="Standard"><text:span text:style-name="T13">read the material</text:span></text:a><text:span text:style-name="T1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3">this playlist</text:span></text:a><text:span text:style-name="T1">. Use </text:span><text:a xlink:type="simple" xlink:href="https://replit.com/" text:style-name="Standard" text:visited-style-name="Standard"><text:span text:style-name="T13">Replit</text:span></text:a><text:span text:style-name="T1"> to replicate what you see on screen and do some coding yourself as well!</text:span></text:p>
      <text:p text:style-name="P1"><text:span text:style-name="T9">📚</text:span><text:span text:style-name="T1"> </text:span><text:span text:style-name="T2">Automate the Boring Stuff with Python</text:span></text:p>
      <text:list xml:id="list3743528923" text:style-name="WWNum3">
        <text:list-item>
          <text:p text:style-name="P36"><text:a xlink:type="simple" xlink:href="https://automatetheboringstuff.com/2e/chapter0/" text:style-name="Standard" text:visited-style-name="Standard"><text:span text:style-name="T12">Chapter 0 – Introduction</text:span></text:a></text:p>
        </text:list-item>
        <text:list-item>
          <text:p text:style-name="P49"><text:a xlink:type="simple" xlink:href="https://automatetheboringstuff.com/2e/chapter1/" text:style-name="Standard" text:visited-style-name="Standard"><text:span text:style-name="T12">Chapter 1 – Python Basics</text:span></text:a></text:p>
        </text:list-item>
        <text:list-item>
          <text:p text:style-name="P49"><text:a xlink:type="simple" xlink:href="https://automatetheboringstuff.com/2e/chapter2/" text:style-name="Standard" text:visited-style-name="Standard"><text:span text:style-name="T12">Chapter 2 – Flow Control</text:span></text:a></text:p>
        </text:list-item>
        <text:list-item>
          <text:p text:style-name="P49"><text:a xlink:type="simple" xlink:href="https://automatetheboringstuff.com/2e/chapter3/" text:style-name="Standard" text:visited-style-name="Standard"><text:span text:style-name="T12">Chapter 3 – Functions</text:span></text:a></text:p>
        </text:list-item>
        <text:list-item>
          <text:p text:style-name="P49"><text:a xlink:type="simple" xlink:href="https://automatetheboringstuff.com/2e/chapter4/" text:style-name="Standard" text:visited-style-name="Standard"><text:span text:style-name="T12">Chapter 4 – Lists</text:span></text:a></text:p>
        </text:list-item>
        <text:list-item>
          <text:p text:style-name="P49"><text:a xlink:type="simple" xlink:href="https://automatetheboringstuff.com/2e/chapter5/" text:style-name="Standard" text:visited-style-name="Standard"><text:span text:style-name="T12">Chapter 5 – Dictionaries and Structuring Data</text:span></text:a></text:p>
        </text:list-item>
        <text:list-item>
          <text:p text:style-name="P49"><text:a xlink:type="simple" xlink:href="https://automatetheboringstuff.com/2e/chapter6/" text:style-name="Standard" text:visited-style-name="Standard"><text:span text:style-name="T12">Chapter 6 – Manipulating Strings</text:span></text:a></text:p>
        </text:list-item>
        <text:list-item>
          <text:p text:style-name="P49"><text:a xlink:type="simple" xlink:href="https://automatetheboringstuff.com/2e/chapter7/" text:style-name="Standard" text:visited-style-name="Standard"><text:span text:style-name="T13">Chapter 7 – Pattern Matching with Regular Expressions</text:span></text:a></text:p>
        </text:list-item>
        <text:list-item>
          <text:p text:style-name="P12"><text:soft-page-break/><text:a xlink:type="simple" xlink:href="https://automatetheboringstuff.com/2e/chapter11/" text:style-name="Standard" text:visited-style-name="Standard"><text:span text:style-name="T12">Chapter 11 – Debugging</text:span></text:a></text:p>
        </text:list-item>
      </text:list>
      <text:h text:style-name="P27" text:outline-level="2">4. Object Oriented Programming (~10h)</text:h>
      <text:p text:style-name="P1"><text:span text:style-name="T1">After you have finished going through </text:span><text:a xlink:type="simple" xlink:href="https://automatetheboringstuff.com/" text:style-name="Standard" text:visited-style-name="Standard"><text:span text:style-name="T13">Automate the Boring Stuff with Python</text:span></text:a><text:span text:style-name="T1">, you should be more comfortable with the basics of programming: types &amp; variables, conditions, loops, functions, composite data structures (list and dict.).</text:span></text:p>
      <text:p text:style-name="P1"><text:span text:style-name="T1">Python allows you to do </text:span><text:span text:style-name="T2">Object Oriented Programming</text:span><text:span text:style-name="T1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3">Replit</text:span></text:a><text:span text:style-name="T1">.</text:span></text:p>
      <text:p text:style-name="P1"><text:span text:style-name="T9">📚</text:span><text:span text:style-name="T1"> Object Oriented Programming in Python 3</text:span></text:p>
      <text:list xml:id="list494187780" text:style-name="WWNum4">
        <text:list-item>
          <text:p text:style-name="P37"><text:a xlink:type="simple" xlink:href="https://realpython.com/python3-object-oriented-programming/" text:style-name="Standard" text:visited-style-name="Standard"><text:span text:style-name="T12">Introduction</text:span></text:a></text:p>
        </text:list-item>
        <text:list-item>
          <text:p text:style-name="P50"><text:a xlink:type="simple" xlink:href="https://realpython.com/python3-object-oriented-programming/#what-is-object-oriented-programming-in-python" text:style-name="Standard" text:visited-style-name="Standard"><text:span text:style-name="T13">What Is Object-Oriented Programming in Python?</text:span></text:a></text:p>
        </text:list-item>
        <text:list-item>
          <text:p text:style-name="P50"><text:a xlink:type="simple" xlink:href="https://realpython.com/python3-object-oriented-programming/#define-a-class-in-python" text:style-name="Standard" text:visited-style-name="Standard"><text:span text:style-name="T12">Define a Class in Python</text:span></text:a></text:p>
        </text:list-item>
        <text:list-item>
          <text:p text:style-name="P50"><text:a xlink:type="simple" xlink:href="https://realpython.com/python3-object-oriented-programming/#instantiate-an-object-in-python" text:style-name="Standard" text:visited-style-name="Standard"><text:span text:style-name="T12">Instantiate an Object in Python</text:span></text:a></text:p>
        </text:list-item>
        <text:list-item>
          <text:p text:style-name="P50"><text:a xlink:type="simple" xlink:href="https://realpython.com/python3-object-oriented-programming/#inherit-from-other-classes-in-python" text:style-name="Standard" text:visited-style-name="Standard"><text:span text:style-name="T13">Inherit From Other Classes in Python</text:span></text:a></text:p>
        </text:list-item>
        <text:list-item>
          <text:p text:style-name="P13"><text:a xlink:type="simple" xlink:href="https://realpython.com/python3-object-oriented-programming/#conclusion" text:style-name="Standard" text:visited-style-name="Standard"><text:span text:style-name="T12">Conclusion</text:span></text:a></text:p>
        </text:list-item>
      </text:list>
      <text:p text:style-name="P1"><text:span text:style-name="T9">📺</text:span><text:span text:style-name="T5"> OOP lectures</text:span></text:p>
      <text:list xml:id="list2799076063" text:style-name="WWNum5">
        <text:list-item>
          <text:p text:style-name="P38"><text:a xlink:type="simple" xlink:href="https://www.youtube.com/watch?v=g7QWqKj0ch8" text:style-name="Standard" text:visited-style-name="Standard"><text:span text:style-name="T13">CS50 - OOP and AI</text:span></text:a><text:span text:style-name="T1"> (0h58 on Youtube)</text:span></text:p>
        </text:list-item>
        <text:list-item>
          <text:p text:style-name="P14"><text:a xlink:type="simple" xlink:href="https://www.youtube.com/watch?v=JeznW_7DlB0" text:style-name="Standard" text:visited-style-name="Standard"><text:span text:style-name="T13">Python OOP for Beginners</text:span></text:a><text:span text:style-name="T1"> (0h53 on Youtube)</text:span></text:p>
        </text:list-item>
      </text:list>
      <text:p text:style-name="P1"><text:span text:style-name="T9">📝</text:span><text:span text:style-name="T5"> APIs</text:span></text:p>
      <text:list xml:id="list1302413929" text:style-name="WWNum6">
        <text:list-item>
          <text:p text:style-name="P31"><text:a xlink:type="simple" xlink:href="https://www.dataquest.io/course/apis-and-scraping" text:style-name="Standard" text:visited-style-name="Standard"><text:span text:style-name="T13">APIs basics</text:span></text:a><text:span text:style-name="T1"> (only first part - free of charge)</text:span></text:p>
        </text:list-item>
      </text:list>
      <text:h text:style-name="P26" text:outline-level="2">5. Pandas (~3h)</text:h>
      <text:p text:style-name="P1"><text:span text:style-name="T1">After some training on pure Python as a programming language, you can dive into </text:span><text:span text:style-name="T2">Pandas</text:span><text:span text:style-name="T1">:</text:span></text:p>
      <text:list xml:id="list1081889170" text:style-name="WWNum7">
        <text:list-item>
          <text:p text:style-name="P39"><text:span text:style-name="T9">📺</text:span><text:span text:style-name="T1"> </text:span><text:a xlink:type="simple" xlink:href="https://www.youtube.com/watch?v=DBnlU94HeD8" text:style-name="Standard" text:visited-style-name="Standard"><text:span text:style-name="T13">Introduction to Data Analysis</text:span></text:a><text:span text:style-name="T1"> (1h18 on Youtube)</text:span></text:p>
        </text:list-item>
        <text:list-item>
          <text:p text:style-name="P15"><text:span text:style-name="T9">📝</text:span><text:span text:style-name="T1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3">Launch Binder</text:span></text:a></text:p>
        </text:list-item>
      </text:list>
      <text:h text:style-name="P32" text:outline-level="3"><text:span text:style-name="T11">🍬</text:span><text:span text:style-name="T8"> Treat yourself with some Machine Learning</text:span></text:h>
      <text:list xml:id="list354310034" text:style-name="WWNum8">
        <text:list-item>
          <text:p text:style-name="P33"><text:span text:style-name="T9">📺</text:span><text:span text:style-name="T1"> Treat yourself by watching a 1-hour </text:span><text:a xlink:type="simple" xlink:href="https://www.youtube.com/watch?v=_kNO-LaGfhA" text:style-name="Standard" text:visited-style-name="Standard"><text:span text:style-name="T13">intro to Machine Learning</text:span></text:a><text:span text:style-name="T1"> by </text:span><text:a xlink:type="simple" xlink:href="https://thoughtbot.com/" text:style-name="Standard" text:visited-style-name="Standard"><text:span text:style-name="T13">thoughbot</text:span></text:a><text:span text:style-name="T1"> (and if you speak French you can also watch this </text:span><text:a xlink:type="simple" xlink:href="https://www.youtube.com/watch?v=ZD5lJGq1rvQ" text:style-name="Standard" text:visited-style-name="Standard"><text:span text:style-name="T13">one</text:span></text:a><text:span text:style-name="T1">)</text:span></text:p>
        </text:list-item>
      </text:list>
      <text:h text:style-name="P26" text:outline-level="2">6. More Coding (~4h)</text:h>
      <text:h text:style-name="P28" text:outline-level="3">More on Python</text:h>
      <text:p text:style-name="P1"><text:span text:style-name="T1">The </text:span><text:a xlink:type="simple" xlink:href="https://docs.python.org/3/tutorial/" text:style-name="Standard" text:visited-style-name="Standard"><text:span text:style-name="T13">Python documentation</text:span></text:a><text:span text:style-name="T1"> is great. </text:span><text:span text:style-name="T5">Here are some good ones:</text:span></text:p>
      <text:list xml:id="list2094740999" text:style-name="WWNum9">
        <text:list-item>
          <text:p text:style-name="P40"><text:soft-page-break/><text:span text:style-name="T17">📚</text:span><text:span text:style-name="T18"> Basic types: </text:span><text:a xlink:type="simple" xlink:href="https://docs.python.org/3/tutorial/introduction.html#numbers" text:style-name="Standard" text:visited-style-name="Standard"><text:span text:style-name="T19">Numbers</text:span></text:a><text:span text:style-name="T18">, </text:span><text:a xlink:type="simple" xlink:href="https://docs.python.org/3/tutorial/introduction.html#strings" text:style-name="Standard" text:visited-style-name="Standard"><text:span text:style-name="T19">Strings</text:span></text:a><text:span text:style-name="T18"> and </text:span><text:a xlink:type="simple" xlink:href="https://docs.python.org/3/tutorial/introduction.html#lists" text:style-name="Standard" text:visited-style-name="Standard"><text:span text:style-name="T19">Lists</text:span></text:a></text:p>
        </text:list-item>
        <text:list-item>
          <text:p text:style-name="P51"><text:span text:style-name="T9">📚</text:span><text:span text:style-name="T1"> </text:span><text:a xlink:type="simple" xlink:href="https://docs.python.org/3/tutorial/controlflow.html" text:style-name="Standard" text:visited-style-name="Standard"><text:span text:style-name="T13">Control flow</text:span></text:a><text:span text:style-name="T1"> (if, for, etc.)</text:span></text:p>
        </text:list-item>
        <text:list-item>
          <text:p text:style-name="P51"><text:span text:style-name="T9">📚</text:span><text:span text:style-name="T5"> </text:span><text:a xlink:type="simple" xlink:href="https://docs.python.org/3/tutorial/datastructures.html#dictionaries" text:style-name="Standard" text:visited-style-name="Standard"><text:span text:style-name="T12">Dictionaries</text:span></text:a><text:span text:style-name="T5"> and </text:span><text:a xlink:type="simple" xlink:href="https://docs.python.org/3/tutorial/datastructures.html#looping-techniques" text:style-name="Standard" text:visited-style-name="Standard"><text:span text:style-name="T12">Looping Techniques</text:span></text:a></text:p>
        </text:list-item>
        <text:list-item>
          <text:p text:style-name="P16"><text:span text:style-name="T9">📚</text:span><text:span text:style-name="T1"> A </text:span><text:a xlink:type="simple" xlink:href="https://docs.python.org/3/tutorial/stdlib.html" text:style-name="Standard" text:visited-style-name="Standard"><text:span text:style-name="T13">brief tour of the Standard Library</text:span></text:a></text:p>
        </text:list-item>
      </text:list>
      <text:h text:style-name="P28" text:outline-level="3">More on Numpy</text:h>
      <text:p text:style-name="P5">Numpy is a powerful addition to python to perform mathematical operations on lists with high computing performance.</text:p>
      <text:list xml:id="list480181214" text:style-name="WWNum10">
        <text:list-item>
          <text:p text:style-name="P41"><text:span text:style-name="T9">📺</text:span><text:span text:style-name="T1"> Make sure this </text:span><text:a xlink:type="simple" xlink:href="https://www.dataquest.io/blog/numpy-tutorial-python/" text:style-name="Standard" text:visited-style-name="Standard"><text:span text:style-name="T13">30-min tutorial</text:span></text:a><text:span text:style-name="T1"> is clear to you</text:span></text:p>
        </text:list-item>
        <text:list-item>
          <text:p text:style-name="P17"><text:span text:style-name="T9">📚</text:span><text:span text:style-name="T5"> </text:span><text:a xlink:type="simple" xlink:href="https://s3.amazonaws.com/assets.datacamp.com/blog_assets/Numpy_Python_Cheat_Sheet.pdf" text:style-name="Standard" text:visited-style-name="Standard"><text:span text:style-name="T12">Numpy cheat cheet</text:span></text:a></text:p>
        </text:list-item>
      </text:list>
      <text:h text:style-name="P29" text:outline-level="3">More on Pandas<text:tab/></text:h>
      <text:p text:style-name="P5">Pandas is the reference library to manipulate and explore dataframes, and is based on Numpy.</text:p>
      <text:list xml:id="list614285701" text:style-name="WWNum11">
        <text:list-item>
          <text:p text:style-name="P42"><text:span text:style-name="T9">📚</text:span><text:span text:style-name="T1"> Make sure the </text:span><text:a xlink:type="simple" xlink:href="https://pandas.pydata.org/getting_started.html#videos" text:style-name="Standard" text:visited-style-name="Standard"><text:span text:style-name="T13">official quickstart guide</text:span></text:a><text:span text:style-name="T1"> is clear to you</text:span></text:p>
        </text:list-item>
        <text:list-item>
          <text:p text:style-name="P52"><text:span text:style-name="T9">📚</text:span><text:span text:style-name="T1"> </text:span><text:a xlink:type="simple" xlink:href="https://pandas.pydata.org/Pandas_Cheat_Sheet.pdf" text:style-name="Standard" text:visited-style-name="Standard"><text:span text:style-name="T13">Pandas cheat sheet</text:span></text:a><text:span text:style-name="T1"> handy.</text:span></text:p>
        </text:list-item>
        <text:list-item>
          <text:p text:style-name="P18"><text:span text:style-name="T9">📺</text:span><text:span text:style-name="T1"> (Optional) If you have time, watch this </text:span><text:a xlink:type="simple" xlink:href="https://www.youtube.com/watch?v=r-uOLxNrNk8" text:style-name="Standard" text:visited-style-name="Standard"><text:span text:style-name="T13">4h Youtube course</text:span></text:a><text:span text:style-name="T1"> about Numpy and Pandas. </text:span><text:span text:style-name="T5">You can replicate what you see using </text:span><text:a xlink:type="simple" xlink:href="http://repl.it/" text:style-name="Standard" text:visited-style-name="Standard"><text:span text:style-name="T12">Repl.it</text:span></text:a></text:p>
        </text:list-item>
      </text:list>
      <text:h text:style-name="P27" text:outline-level="2">7. Optional modules</text:h>
      <text:p text:style-name="P6">If there is still time before the beginning of the bootcamp, you can continue your preparation with this section</text:p>
      <text:h text:style-name="P28" text:outline-level="3">Modular Programming</text:h>
      <text:p text:style-name="P1"><text:span text:style-name="T1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3">this tutorial</text:span></text:a></text:p>
      <text:h text:style-name="P28" text:outline-level="3">DataQuest</text:h>
      <text:p text:style-name="P1"><text:span text:style-name="T1">The DataQuest platform is great for Prep Work, we put it as optional as it’s a </text:span><text:span text:style-name="T2">paying</text:span><text:span text:style-name="T1"> option. If you still have time before the camp and are willing to spend 29$ (for a month, don’t forget to cancel), then here are some courses you can tap into:</text:span></text:p>
      <text:p text:style-name="P1"><text:span text:style-name="T9">👉</text:span><text:span text:style-name="T1"> </text:span><text:a xlink:type="simple" xlink:href="https://www.dataquest.io/course/python-for-data-science-intermediate/" text:style-name="Standard" text:visited-style-name="Standard"><text:span text:style-name="T13">Python for Data science - Intermediate</text:span></text:a></text:p>
      <text:p text:style-name="P1"><text:span text:style-name="T9">👉</text:span><text:span text:style-name="T1"> </text:span><text:a xlink:type="simple" xlink:href="https://www.dataquest.io/course/pandas-fundamentals/" text:style-name="Standard" text:visited-style-name="Standard"><text:span text:style-name="T13">Pandas and Numpy - Fundamentals</text:span></text:a></text:p>
      <text:p text:style-name="P1"><text:span text:style-name="T9">👉</text:span><text:span text:style-name="T1"> </text:span><text:a xlink:type="simple" xlink:href="https://www.dataquest.io/course/python-datacleaning/" text:style-name="Standard" text:visited-style-name="Standard"><text:span text:style-name="T13">Data Cleaning and Analysis</text:span></text:a></text:p>
      <text:p text:style-name="P1"><text:span text:style-name="T9">👉</text:span><text:span text:style-name="T1"> </text:span><text:a xlink:type="simple" xlink:href="https://www.dataquest.io/course/command-line-elements/" text:style-name="Standard" text:visited-style-name="Standard"><text:span text:style-name="T13">Elements of the Command Line</text:span></text:a></text:p>
      <text:p text:style-name="P1"><text:span text:style-name="T9">👉</text:span><text:span text:style-name="T1"> </text:span><text:a xlink:type="simple" xlink:href="https://www.dataquest.io/course/sql-fundamentals/" text:style-name="Standard" text:visited-style-name="Standard"><text:span text:style-name="T13">SQL Fundamentals</text:span></text:a></text:p>
      <text:p text:style-name="P1"><text:span text:style-name="T9">👉</text:span><text:span text:style-name="T1"> </text:span><text:a xlink:type="simple" xlink:href="https://www.dataquest.io/course/sql-joins-relations/" text:style-name="Standard" text:visited-style-name="Standard"><text:span text:style-name="T13">Intermediate SQL for Data Analysis</text:span></text:a></text:p>
      <text:p text:style-name="P1"><text:soft-page-break/><text:span text:style-name="T1">A good </text:span><text:span text:style-name="T3">free</text:span><text:span text:style-name="T1"> alternative to DataQuest are the </text:span><text:a xlink:type="simple" xlink:href="https://www.kaggle.com/learn/overview" text:style-name="Standard" text:visited-style-name="Standard"><text:span text:style-name="T13">Kaggle courses</text:span></text:a><text:span text:style-name="T1"> (Python, Pandas &amp; Plotting)</text:span></text:p>
      <text:p text:style-name="P9"/>
      <text:h text:style-name="P24" text:outline-level="1">Terminal / Git &amp; GitHub</text:h>
      <text:h text:style-name="P26" text:outline-level="2">1. Sign up on GitHub</text:h>
      <text:p text:style-name="P3"><text:span text:style-name="T1">During the bootcamp, you will push your code on a daily basis to GitHub. </text:span><text:span text:style-name="T5">Therefore you need to set up a GitHub account.</text:span></text:p>
      <text:list xml:id="list1312060390" text:style-name="WWNum14">
        <text:list-item>
          <text:p text:style-name="P43"><text:span text:style-name="T17">📝</text:span><text:span text:style-name="T18"> </text:span><text:a xlink:type="simple" xlink:href="https://github.com/join" text:style-name="Standard" text:visited-style-name="Standard"><text:span text:style-name="T19">Sign up</text:span></text:a><text:span text:style-name="T18"> </text:span><text:span text:style-name="T20">to GitHub -</text:span><text:span text:style-name="T18"> use the same email address you used for your application if possible</text:span></text:p>
        </text:list-item>
        <text:list-item>
          <text:p text:style-name="P53"><text:span text:style-name="T17">📺</text:span><text:span text:style-name="T18"> </text:span><text:span text:style-name="T20">[mac users only]</text:span><text:span text:style-name="T18"> watch this </text:span><text:a xlink:type="simple" xlink:href="https://www.youtube.com/watch?v=aKRYQsKR46I" text:style-name="Standard" text:visited-style-name="Standard"><text:span text:style-name="T19">Youtube video</text:span></text:a><text:span text:style-name="T18"> (0h17) first</text:span></text:p>
        </text:list-item>
        <text:list-item>
          <text:p text:style-name="P19"><text:span text:style-name="T17">📺</text:span><text:span text:style-name="T18"> mac/linux/windows ****users watch this </text:span><text:a xlink:type="simple" xlink:href="https://www.youtube.com/watch?v=j6vKLJxAKfw&amp;list=PL-osiE80TeTvGhHkpvfmKWOiIPF8UVy6c" text:style-name="Standard" text:visited-style-name="Standard"><text:span text:style-name="T19">Youtube playlist</text:span></text:a><text:span text:style-name="T18"> (0h08). Try and type those commands on your machine too! The more experienced you are with the terminal, the better.</text:span></text:p>
        </text:list-item>
      </text:list>
      <text:p text:style-name="P3"><text:span text:style-name="T3">If you’re a Windows user </text:span><text:span text:style-name="T10">👉</text:span><text:span text:style-name="T3"> on the setup day we will install a Linux environment on your laptop.</text:span></text:p>
      <text:h text:style-name="P26" text:outline-level="2">2. The Command Line (2h)</text:h>
      <text:p text:style-name="P3"><text:span text:style-name="T1">During the bootcamp, all challenges will be hosted on Github and as a student you will push your code every day with </text:span><text:span text:style-name="T2">git</text:span><text:span text:style-name="T1"> to save your progress</text:span></text:p>
      <text:list xml:id="list3982240945" text:style-name="WWNum15">
        <text:list-item>
          <text:p text:style-name="P44"><text:span text:style-name="T17">📺</text:span><text:span text:style-name="T18"> Watch </text:span><text:a xlink:type="simple" xlink:href="https://www.youtube.com/watch?v=Z9fIBT2NBGY" text:style-name="Standard" text:visited-style-name="Standard"><text:span text:style-name="T19">this tutorial</text:span></text:a><text:span text:style-name="T18"> about the basics of the command line tool git</text:span></text:p>
        </text:list-item>
        <text:list-item>
          <text:p text:style-name="P20"><text:span text:style-name="T17">📝</text:span><text:span text:style-name="T18"> Subscribe to </text:span><text:a xlink:type="simple" xlink:href="https://lab.github.com/githubtraining/introduction-to-github" text:style-name="Standard" text:visited-style-name="Standard"><text:span text:style-name="T19">this short introduction course</text:span></text:a><text:span text:style-name="T18"> (~1h).</text:span></text:p>
        </text:list-item>
      </text:list>
      <text:p text:style-name="P7"><draw:rect text:anchor-type="as-char" style:rel-width="100%" draw:z-index="0" draw:name="Shape1" draw:style-name="gr2" draw:text-style-name="P58" svg:width="6.3004in" svg:height="0.0213in"><text:p/></draw:rect></text:p>
      <text:h text:style-name="P24" text:outline-level="1">Katas</text:h>
      <text:p text:style-name="P3"><text:span text:style-name="T3">This section is useful if you applied early and have more time to prepare before the beginning of the bootcamp</text:span><text:span text:style-name="T1">.</text:span></text:p>
      <text:h text:style-name="P27" text:outline-level="2">CodeWars</text:h>
      <text:p text:style-name="P1"><text:span text:style-name="T18">Use your GitHub account to </text:span><text:a xlink:type="simple" xlink:href="https://www.codewars.com/join?language=python" text:style-name="Standard" text:visited-style-name="Standard"><text:span text:style-name="T19">sign up on Codewars</text:span></text:a><text:span text:style-name="T18"> and start with these ones:</text:span></text:p>
      <text:list xml:id="list3581032749" text:style-name="WWNum16">
        <text:list-item>
          <text:p text:style-name="P45"><text:span text:style-name="T21">[ ] (8kyu) </text:span><text:a xlink:type="simple" xlink:href="https://www.codewars.com/kata/dna-to-rna-conversion/train/python" text:style-name="Standard" text:visited-style-name="Standard"><text:span text:style-name="T22">DNA to RNA Conversion</text:span></text:a></text:p>
        </text:list-item>
        <text:list-item>
          <text:p text:style-name="P54"><text:span text:style-name="T21">[ ] (8kyu) </text:span><text:a xlink:type="simple" xlink:href="https://www.codewars.com/kata/are-you-playing-banjo/train/python" text:style-name="Standard" text:visited-style-name="Standard"><text:span text:style-name="T22">Playing Banjo</text:span></text:a></text:p>
        </text:list-item>
        <text:list-item>
          <text:p text:style-name="P21"><text:span text:style-name="T5">[ ] (7kyu) </text:span><text:a xlink:type="simple" xlink:href="https://www.codewars.com/kata/split-the-bill/train/python" text:style-name="Standard" text:visited-style-name="Standard"><text:span text:style-name="T12">Split the Bill</text:span></text:a></text:p>
        </text:list-item>
      </text:list>
      <text:p text:style-name="P1"><text:span text:style-name="T1">If you have time, do not hesitate to do more katas until Setup day. </text:span><text:span text:style-name="T5">You can go up to challenges of level </text:span><text:span text:style-name="T6">6kyu</text:span><text:span text:style-name="T5">.</text:span></text:p>
      <text:p text:style-name="P7"><draw:rect text:anchor-type="as-char" style:rel-width="100%" draw:z-index="1" draw:name="Shape2" draw:style-name="gr2" draw:text-style-name="P58" svg:width="6.3004in" svg:height="0.0213in"><text:p/></draw:rect></text:p>
      <text:p text:style-name="P8"><text:soft-page-break/><draw:rect text:anchor-type="as-char" draw:z-index="3" draw:name="Shape3" draw:style-name="gr1" draw:text-style-name="P58" svg:width="6.3004in" svg:height="0.0213in"><text:p/></draw:rect></text:p>
      <text:h text:style-name="P25" text:outline-level="1">Maths</text:h>
      <text:p text:style-name="P2"><text:span text:style-name="T1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3">read documentation</text:span></text:a><text:span text:style-name="T1"> where some formulas appear.</text:span></text:p>
      <text:p text:style-name="P2"><text:span text:style-name="T1">Before Setup Day, you should study the following topics, depending on your </text:span><text:span text:style-name="T2">prior</text:span><text:span text:style-name="T1"> knowledge:</text:span></text:p>
      <text:list xml:id="list3926175986" text:style-name="WWNum12">
        <text:list-item>
          <text:p text:style-name="P46"><text:span text:style-name="T9">📺</text:span><text:span text:style-name="T1"> </text:span><text:a xlink:type="simple" xlink:href="https://www.youtube.com/watch?v=WUvTyaaNkzM&amp;list=PLZHQObOWTQDMsr9K-rj53DwVRMYO3t5Yr" text:style-name="Standard" text:visited-style-name="Standard"><text:span text:style-name="T13">The Essence of Calculus</text:span></text:a><text:span text:style-name="T1"> (4h on YouTube)</text:span></text:p>
        </text:list-item>
        <text:list-item>
          <text:p text:style-name="P55"><text:span text:style-name="T9">📺</text:span><text:span text:style-name="T1"> </text:span><text:a xlink:type="simple" xlink:href="https://www.youtube.com/watch?v=fNk_zzaMoSs&amp;list=PLZHQObOWTQDPD3MizzM2xVFitgF8hE_ab" text:style-name="Standard" text:visited-style-name="Standard"><text:span text:style-name="T13">Essence of Linear Algebra</text:span></text:a><text:span text:style-name="T1"> (3h on YouTube)</text:span></text:p>
        </text:list-item>
        <text:list-item>
          <text:p text:style-name="P55"><text:span text:style-name="T9">📚</text:span><text:span text:style-name="T1"> </text:span><text:a xlink:type="simple" xlink:href="https://hadrienj.github.io/posts/Deep-Learning-Book-Series-Introduction/" text:style-name="Standard" text:visited-style-name="Standard"><text:span text:style-name="T13">Getting Starting with Linear Algebra</text:span></text:a><text:span text:style-name="T1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3">Khan Academy free course</text:span></text:a><text:span text:style-name="T1">.</text:span></text:p>
        </text:list-item>
        <text:list-item>
          <text:p text:style-name="P22"><text:span text:style-name="T9">📺</text:span><text:span text:style-name="T1"> </text:span><text:a xlink:type="simple" xlink:href="https://www.khanacademy.org/math/statistics-probability" text:style-name="Standard" text:visited-style-name="Standard"><text:span text:style-name="T13">Statistics</text:span></text:a><text:span text:style-name="T1"> (12h - just watch videos at 1.5x speed)</text:span></text:p>
        </text:list-item>
      </text:list>
      <text:p text:style-name="P2"><text:span text:style-name="T1">Our teacher </text:span><text:a xlink:type="simple" xlink:href="https://hadrienj.github.io/about/" text:style-name="Standard" text:visited-style-name="Standard"><text:span text:style-name="T13">Hadrien Jean</text:span></text:a><text:span text:style-name="T1"> spent a year writing the perfect book with all the Math you need, it’s called </text:span><text:a xlink:type="simple" xlink:href="https://www.essentialmathfordatascience.com/" text:style-name="Standard" text:visited-style-name="Standard"><text:span text:style-name="T15">Essential Math for Data Science</text:span></text:a><text:span text:style-name="T1">.</text:span></text:p>
      <text:list xml:id="list1367132564" text:style-name="WWNum13">
        <text:list-item>
          <text:p text:style-name="P34"><text:span text:style-name="T9">📕</text:span><text:span text:style-name="T1"> </text:span><text:a xlink:type="simple" xlink:href="https://gumroad.com/l/ZcUPU/" text:style-name="Standard" text:visited-style-name="Standard"><text:span text:style-name="T14">Grab the PDF + private GitHub repo</text:span></text:a><text:span text:style-name="T1"> at a discounted rate with the </text:span><text:span text:style-name="T16">lewagon-prepwork</text:span><text:span text:style-name="T1"> discount code at checkout (don’t forget to set your GitHub account properly in the form! </text:span><text:span text:style-name="T5">If you don’t have one, </text:span><text:a xlink:type="simple" xlink:href="https://github.com/join" text:style-name="Standard" text:visited-style-name="Standard"><text:span text:style-name="T12">sign up</text:span></text:a><text:span text:style-name="T5">!)</text:span></text:p>
        </text:list-item>
      </text:list>
      <text:p text:style-name="P2"><text:span text:style-name="T1">For students comfortable with Mathematics, we will provide some resources like </text:span><text:a xlink:type="simple" xlink:href="https://www.youtube.com/watch?v=_PwhiWxHK8o" text:style-name="Standard" text:visited-style-name="Standard"><text:span text:style-name="T13">this one</text:span></text:a><text:span text:style-name="T1"> if you want to uncover the hard stuff.</text:span></text:p>
      <text:h text:style-name="P57" text:outline-level="1"><draw:rect text:anchor-type="as-char" draw:z-index="2" draw:name="Shape4" draw:style-name="gr1" draw:text-style-name="P58" svg:width="6.3004in" svg:height="0.0213in"><text:p/></draw:rect></text:h>
      <text:h text:style-name="P24" text:outline-level="1">Going Further</text:h>
      <text:p text:style-name="P1"><text:span text:style-name="T1">If you are done with all of that and did some Katas, you can start watching the </text:span><text:a xlink:type="simple" xlink:href="https://www.coursera.org/learn/machine-learning" text:style-name="Standard" text:visited-style-name="Standard"><text:span text:style-name="T13">Machine Learning</text:span></text:a><text:span text:style-name="T1"> famous course of Andrew Ng on Coursera (Stanford). The approach is quite theoretical but will give you a good preview of what we will cover during week 3 and 4.</text:span></text:p>
      <text:p text:style-name="P5">Here are some additional links you might find interesting:</text:p>
      <text:list xml:id="list2065794848" text:style-name="WWNum17">
        <text:list-item>
          <text:p text:style-name="P47"><text:a xlink:type="simple" xlink:href="https://towardsdatascience.com/how-to-explain-the-components-of-machine-learning-projects-to-anyone-whos-ever-cooked-8ce7af4050e1" text:style-name="Standard" text:visited-style-name="Standard"><text:span text:style-name="T13">How to explain the components of ML projects to anyone who’s ever cooked</text:span></text:a></text:p>
        </text:list-item>
        <text:list-item>
          <text:p text:style-name="P56"><text:a xlink:type="simple" xlink:href="https://towardsdatascience.com/when-bayes-ockham-and-shannon-come-together-to-define-machine-learning-96422729a1ad" text:style-name="Standard" text:visited-style-name="Standard"><text:span text:style-name="T13">When Bayes, Ockham and Shannon come together to define Machine Learning</text:span></text:a></text:p>
        </text:list-item>
        <text:list-item>
          <text:p text:style-name="P56"><text:a xlink:type="simple" xlink:href="https://github.com/remicnrd/ml_cheatsheet" text:style-name="Standard" text:visited-style-name="Standard"><text:span text:style-name="T12">The Machine Learning Cheatsheet</text:span></text:a></text:p>
        </text:list-item>
        <text:list-item>
          <text:p text:style-name="P56"><text:a xlink:type="simple" xlink:href="https://towardsdatascience.com/how-it-feels-to-learn-data-science-in-2019-6ee688498029" text:style-name="Standard" text:visited-style-name="Standard"><text:span text:style-name="T13">How it feels to learn Data Science in 2019</text:span></text:a><text:span text:style-name="T1"> (</text:span><text:span text:style-name="T3">satirical</text:span><text:span text:style-name="T1">)</text:span></text:p>
        </text:list-item>
        <text:list-item>
          <text:p text:style-name="P56"><text:a xlink:type="simple" xlink:href="https://towardsdatascience.com/machine-learning-books-you-should-read-in-2020-344b44d9a11e" text:style-name="Standard" text:visited-style-name="Standard"><text:span text:style-name="T13">Machine Learning Books you should read in 2020</text:span></text:a></text:p>
        </text:list-item>
        <text:list-item>
          <text:p text:style-name="P56"><text:a xlink:type="simple" xlink:href="https://thoughtbot.com/blog/neural-nets" text:style-name="Standard" text:visited-style-name="Standard"><text:span text:style-name="T12">Neural Nets</text:span></text:a></text:p>
        </text:list-item>
        <text:list-item>
          <text:p text:style-name="P23"><text:a xlink:type="simple" xlink:href="https://towardsdatascience.com/jupyter-is-the-new-excel-a7a22f2fc13a" text:style-name="Standard" text:visited-style-name="Standard"><text:span text:style-name="T12">Jupyter is the new Excel</text:span></text:a></text:p>
        </text:list-item>
      </text:list>
      <text:p text:style-name="P5">Good luck, and see you on Setup Day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1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5</meta:editing-cycles>
    <meta:creation-date>2021-08-26T07:32:00</meta:creation-date>
    <dc:date>2021-09-14T18:03:39.249215275</dc:date>
    <meta:editing-duration>PT2H47M4S</meta:editing-duration>
    <meta:generator>LibreOffice/6.4.7.2$Linux_X86_64 LibreOffice_project/40$Build-2</meta:generator>
    <meta:document-statistic meta:table-count="0" meta:image-count="0" meta:object-count="0" meta:page-count="5" meta:paragraph-count="118" meta:word-count="1392" meta:character-count="7689" meta:non-whitespace-character-count="6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